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background-color="#FFFF00"/>
    </style:style>
    <style:style style:name="P19" style:parent-style-name="Základnítext" style:family="paragraph">
      <style:text-properties fo:background-color="#FFFF00"/>
    </style:style>
    <style:style style:name="P20" style:parent-style-name="Základnítext" style:family="paragraph">
      <style:text-properties fo:background-color="#FFFF00"/>
    </style:style>
    <style:style style:name="P2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1/2019<text:bookmark-end text:name="Text14"/></text:p>
            <text:p text:style-name="Normální">KVOP-39772/2019<text:bookmark-end text:name="Text2"/></text:p>
            <text:p text:style-name="Normální"><text:bookmark-start text:name="Text6"/>30. 08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R. D.</text:p>
            <text:p text:style-name="Normální"/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D.,</text:p>
      <text:p text:style-name="Základnítext">dne<text:s/>27. 8. 2019 byla do Kanceláře veřejného ochránce práv doručena Vaše žádost podle zákona č. 106/1999 Sb., o svobodném přístupu k informacím, ve znění pozdějších předpisů, kterou žádáte o zaslání nového sborníku stanovisek veřejného ochránce práv – vězeňství<text:s/>II.</text:p>
      <text:p text:style-name="Základnítext">Ve smyslu zákona o svobodném přístupu k informacím Vám<text:s/><text:span text:style-name="Silné">informaci poskytuji</text:span><text:s/>a v příloze zasílám Sborník stanovisek veřejného ochránce práv – vězeňství II z roku 2019.</text:p>
      <text:p text:style-name="Základnítext">S pozdravem</text:p>
      <text:p text:style-name="P18"/>
      <text:p text:style-name="P19"/>
      <text:p text:style-name="P20"/>
      <text:p text:style-name="podpis">Mgr. 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h text:style-name="Nadpis1" text:outline-level="1">Příloha</text:h>
      <text:p text:style-name="P21">Sborník<text:s/>stanovisek veřejného ochránce práv – vězeňství II (2019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RJ8M*</text:span></text:p>
        <text:p text:style-name="P12"><text:span text:style-name="T13">KVOPX009RJ8M</text:span>KVOPX009RJ8M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4T07:57:00Z</meta:creation-date>
    <dc:date>2019-09-04T07:59:00Z</dc:date>
    <meta:print-date>2019-08-30T07:13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9" meta:character-count="752" meta:row-count="5" meta:non-whitespace-character-count="644"/>
  </office:meta>
</office:document-meta>
</file>